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size-complex="8pt"/>
    </style:style>
    <style:style style:name="P2" style:family="paragraph" style:parent-style-name="Standard">
      <style:paragraph-properties fo:margin-left="1.245cm" fo:margin-right="0cm" fo:text-indent="0cm" style:auto-text-indent="false"/>
      <style:text-properties style:font-name="Courier New" fo:font-size="8pt" style:font-size-asian="8pt" style:font-size-complex="8pt"/>
    </style:style>
    <style:style style:name="P3" style:family="paragraph" style:parent-style-name="Standard" style:master-page-name="">
      <style:paragraph-properties fo:margin-left="1.245cm" fo:margin-right="0cm" fo:text-indent="0cm" style:auto-text-indent="false" style:page-number="auto" fo:keep-with-next="always"/>
      <style:text-properties style:font-name="Courier New" fo:font-size="8pt" style:font-size-asian="8pt" style:font-size-complex="8pt"/>
    </style:style>
    <style:style style:name="P4" style:family="paragraph" style:parent-style-name="Standard" style:master-page-name="">
      <style:paragraph-properties fo:margin-left="1.245cm" fo:margin-right="0cm" fo:text-indent="0cm" style:auto-text-indent="false" style:page-number="auto" fo:keep-with-next="always"/>
      <style:text-properties style:font-name="Courier New" fo:font-size="8pt" style:font-size-asian="8pt" style:font-size-complex="8pt"/>
    </style:style>
    <style:style style:name="P5" style:family="paragraph" style:parent-style-name="Standard">
      <style:paragraph-properties fo:margin-left="2.491cm" fo:margin-right="0cm" fo:text-indent="0cm" style:auto-text-indent="false"/>
      <style:text-properties style:font-name="Courier New" fo:font-size="8pt" style:font-size-asian="8pt" style:font-size-complex="8pt"/>
    </style:style>
    <style:style style:name="P6" style:family="paragraph" style:parent-style-name="Standard">
      <style:paragraph-properties fo:margin-left="3.736cm" fo:margin-right="0cm" fo:text-indent="0cm" style:auto-text-indent="false"/>
      <style:text-properties style:font-name="Courier New" fo:font-size="8pt" style:font-size-asian="8pt" style:font-size-complex="8pt"/>
    </style:style>
    <style:style style:name="P7" style:family="paragraph" style:parent-style-name="Text_20_body">
      <style:paragraph-properties fo:margin-top="0cm" fo:margin-bottom="0cm"/>
    </style:style>
    <style:style style:name="T1" style:family="text">
      <style:text-properties style:font-name="Courier New" fo:font-size="8pt" style:font-size-asian="8pt" style:font-size-complex="8pt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pecifikation av webbtjänst för anmälningssystem:</text:h>
      <text:h text:style-name="Heading_20_3" text:outline-level="3">Hämta tillgängliga tävlingar</text:h>
      <text:p text:style-name="Standard">URL: ?</text:p>
      <text:p text:style-name="Standard">Metod: GET</text:p>
      <text:p text:style-name="Standard">Svar:</text:p>
      <text:p text:style-name="P1">[</text:p>
      <text:p text:style-name="P2">{</text:p>
      <text:p text:style-name="P5">"id": <text:span text:style-name="T2">&lt;competitionId&gt;</text:span>,</text:p>
      <text:p text:style-name="P5">"name": "SM 2019",</text:p>
      <text:p text:style-name="P5">"description": "SM i Fält, Precision och Militär Snabbmatch 2019"</text:p>
      <text:p text:style-name="P2">},</text:p>
      <text:p text:style-name="P2">...</text:p>
      <text:p text:style-name="P1">]</text:p>
      <text:h text:style-name="Heading_20_3" text:outline-level="3">Hämta tävlingsinformation</text:h>
      <text:p text:style-name="Standard">URL: ?</text:p>
      <text:p text:style-name="Standard">Metod: GET</text:p>
      <text:p text:style-name="Standard">Parameter: <text:span text:style-name="T2">competitionId</text:span></text:p>
      <text:p text:style-name="Standard">Svar:</text:p>
      <text:p text:style-name="P1">{</text:p>
      <text:p text:style-name="P2">"id": <text:span text:style-name="T2">&lt;competitionId&gt;</text:span>,</text:p>
      <text:p text:style-name="P2">"name": "SM 2019",</text:p>
      <text:p text:style-name="P2">"description": "<text:span text:style-name="T2">SM i precision, fält och militär snabbmatch 2019</text:span>",</text:p>
      <text:p text:style-name="P2"/>
      <text:p text:style-name="P2">// List of possible divisions in a given event. This is often standardized, but many<text:line-break/>// events will have special requirements which can be implemented as a new set of<text:line-break/>// available divisions to choose from when registering.</text:p>
      <text:p text:style-name="P2">"divisionGroups": [</text:p>
      <text:p text:style-name="P5">{</text:p>
      <text:p text:style-name="P6">"id": <text:span text:style-name="T2">&lt;divisionGroupId&gt;</text:span>,</text:p>
      <text:p text:style-name="P6">"description": "<text:span text:style-name="T2">SPSF minimum</text:span>",</text:p>
      <text:p text:style-name="P6">"divisions": ["<text:span text:style-name="T2">C</text:span>", "<text:span text:style-name="T2">B</text:span>", "<text:span text:style-name="T2">A</text:span>"]</text:p>
      <text:p text:style-name="P5">},</text:p>
      <text:p text:style-name="P5">{</text:p>
      <text:p text:style-name="P6">"id": <text:span text:style-name="T2">&lt;divisionGroupId&gt;</text:span>,</text:p>
      <text:p text:style-name="P6">"description": "SPSF Fält + MilSnabb",</text:p>
      <text:p text:style-name="P6">"divisions": ["<text:span text:style-name="T2">C</text:span>", "<text:span text:style-name="T2">B</text:span>", "<text:span text:style-name="T2">A</text:span>", "<text:span text:style-name="T2">R</text:span>"]</text:p>
      <text:p text:style-name="P5">},</text:p>
      <text:p text:style-name="P5">{</text:p>
      <text:p text:style-name="P6">"id": <text:span text:style-name="T2">&lt;divisionGroupId&gt;</text:span>,</text:p>
      <text:p text:style-name="P6">"description": "<text:span text:style-name="T2">SPSF Magnumfält</text:span>",</text:p>
      <text:p text:style-name="P6">"divisions": ["<text:span text:style-name="T2">M1</text:span>", "<text:span text:style-name="T2">M2</text:span>", "<text:span text:style-name="T2">M3</text:span>", "<text:span text:style-name="T2">M4</text:span>", "<text:span text:style-name="T2">M5</text:span>", "<text:span text:style-name="T2">M6</text:span>", "<text:span text:style-name="T2">M7</text:span>", "<text:span text:style-name="T2">M8</text:span>"]</text:p>
      <text:p text:style-name="P5">},</text:p>
      <text:p text:style-name="P5">{</text:p>
      <text:p text:style-name="P6">"id": <text:span text:style-name="T2">&lt;divisionGroupId&gt;</text:span>,</text:p>
      <text:p text:style-name="P6">"description": "<text:span text:style-name="T2">PPC</text:span>",</text:p>
      <text:p text:style-name="P6">"divisions": ["<text:span text:style-name="T2">R1500</text:span>", "<text:span text:style-name="T2">P1500</text:span>", "<text:span text:style-name="T2">DistR</text:span>", "<text:span text:style-name="T2">DistP</text:span>", "<text:span text:style-name="T2">Open</text:span>", "<text:span text:style-name="T2">SR5</text:span>", "<text:span text:style-name="T2">SR4</text:span>", "<text:span text:style-name="T2">SR2,75</text:span>", "<text:span text:style-name="T2">SSA</text:span>"]</text:p>
      <text:p text:style-name="P5">},</text:p>
      <text:p text:style-name="P5">...</text:p>
      <text:p text:style-name="P2">],</text:p>
      <text:p text:style-name="P2"/>
      <text:p text:style-name="P2">// List of possible classes when registering for an event. This varies from<text:line-break/>// one competition to another.</text:p>
      <text:p text:style-name="P2">"classGroups": [</text:p>
      <text:p text:style-name="P5">{</text:p>
      <text:p text:style-name="P6">"id": <text:span text:style-name="T2">&lt;classGroupId&gt;</text:span>,</text:p>
      <text:p text:style-name="P6">"classes": ["<text:span text:style-name="T2">1</text:span>", "<text:span text:style-name="T2">2</text:span>", "<text:span text:style-name="T2">3</text:span>", "<text:span text:style-name="T2">Dam1</text:span>", "<text:span text:style-name="T2">Dam2</text:span>", "<text:span text:style-name="T2">Dam3</text:span>", "<text:span text:style-name="T2">Jun</text:span>", "<text:span text:style-name="T2">VetY/2</text:span>", "<text:span text:style-name="T2">VetY/3</text:span>", "<text:span text:style-name="T2">VetÄ/2</text:span>", "<text:span text:style-name="T2">VetÄ/3</text:span>"]</text:p>
      <text:p text:style-name="P5">},</text:p>
      <text:p text:style-name="P5">{</text:p>
      <text:p text:style-name="P6">"id": <text:span text:style-name="T2">&lt;classGroupId&gt;</text:span>,</text:p>
      <text:p text:style-name="P6">"classes": ["1", "2", "3"]</text:p>
      <text:p text:style-name="P5">},</text:p>
      <text:p text:style-name="P5">...</text:p>
      <text:p text:style-name="P2">],</text:p>
      <text:p text:style-name="P2"/>
      <text:p text:style-name="P3"><text:soft-page-break/>// List of events the user can register to participate in.</text:p>
      <text:p text:style-name="P3">"events": [</text:p>
      <text:p text:style-name="P5">{</text:p>
      <text:p text:style-name="P6">"id": <text:span text:style-name="T2">&lt;eventId&gt;</text:span>,</text:p>
      <text:p text:style-name="P6">"name": "<text:span text:style-name="T2">MilSnabb ÖpC</text:span>",</text:p>
      <text:p text:style-name="P6"/>
      <text:p text:style-name="P6">// How many times/slots a participant may register in this event.</text:p>
      <text:p text:style-name="P6">// Optional; if undefined it defaults to 1.</text:p>
      <text:p text:style-name="P6">"maxRegistrations": 1,</text:p>
      <text:p text:style-name="P6"/>
      <text:p text:style-name="P6">// List of slots and participants, retrieve list in separate call.</text:p>
      <text:p text:style-name="P6">// Optional; if undefined participation is yes/no rather than slot #/time.</text:p>
      <text:p text:style-name="P6">"schedule": <text:span text:style-name="T2">&lt;scheduleId&gt;</text:span>,</text:p>
      <text:p text:style-name="P6"/>
      <text:p text:style-name="P6">// Optional; if undefined division is not required for registration.</text:p>
      <text:p text:style-name="P6">"divisionGroup": <text:span text:style-name="T2">&lt;disciplineId&gt;</text:span>,</text:p>
      <text:p text:style-name="P6"/>
      <text:p text:style-name="P6">// Optional; if undefined class is not required for registration.</text:p>
      <text:p text:style-name="P6">"classes": <text:span text:style-name="T2">&lt;classGroupId&gt;</text:span></text:p>
      <text:p text:style-name="P5">},</text:p>
      <text:p text:style-name="P5">...</text:p>
      <text:p text:style-name="P2">],</text:p>
      <text:p text:style-name="P2"/>
      <text:p text:style-name="P2">// Optional; Grouping of events for organizational purpose. Will be used when<text:line-break/>// displaying events in the registration form. Does not affect rules or anything else.</text:p>
      <text:p text:style-name="P2">"eventGroups": [</text:p>
      <text:p text:style-name="P5">{</text:p>
      <text:p text:style-name="P6">"id": <text:span text:style-name="T2">&lt;eventGroupId&gt;</text:span>,</text:p>
      <text:p text:style-name="P6">"name": "<text:span text:style-name="T2">Onsdag</text:span>",</text:p>
      <text:p text:style-name="P6">"events": [<text:span text:style-name="T2">&lt;eventId&gt;</text:span>, <text:span text:style-name="T2">...</text:span>]</text:p>
      <text:p text:style-name="P5">},</text:p>
      <text:p text:style-name="P5">...</text:p>
      <text:p text:style-name="P2">],</text:p>
      <text:p text:style-name="P2"/>
      <text:p text:style-name="P2">// Optional; rules to enforce when registering for events.</text:p>
      <text:p text:style-name="P2">// More rule types may be developed in the future.</text:p>
      <text:p text:style-name="P2">"rules": [</text:p>
      <text:p text:style-name="P5"><text:span text:style-name="T1"/></text:p>
      <text:p text:style-name="P5">{</text:p>
      <text:p text:style-name="P6">// Rule saying several events are mutually exclusive;</text:p>
      <text:p text:style-name="P6">// participants can only register for N of the listed events.</text:p>
      <text:p text:style-name="P6">"type": "event-mutex",</text:p>
      <text:p text:style-name="P6">"count": 2,</text:p>
      <text:p text:style-name="P6">"events": [<text:span text:style-name="T2">&lt;eventId&gt;</text:span>, <text:span text:style-name="T2">...</text:span>]</text:p>
      <text:p text:style-name="P5">},</text:p>
      <text:p text:style-name="P5">{</text:p>
      <text:p text:style-name="P6">// Rule saying several classes are mutually exclusive;</text:p>
      <text:p text:style-name="P6">// participants can only register for N of the listed classes.</text:p>
      <text:p text:style-name="P6">"type": "class-mutex",</text:p>
      <text:p text:style-name="P6">"count": 1,</text:p>
      <text:p text:style-name="P6">"events": [<text:span text:style-name="T2">&lt;classId&gt;</text:span>, <text:span text:style-name="T2">...</text:span>]</text:p>
      <text:p text:style-name="P5">},</text:p>
      <text:p text:style-name="P5">...</text:p>
      <text:p text:style-name="P2">]</text:p>
      <text:p text:style-name="P1">}</text:p>
      <text:h text:style-name="Heading_20_3" text:outline-level="3">Registrera starter</text:h>
      <text:p text:style-name="Standard">URL: ?</text:p>
      <text:p text:style-name="Standard">Metod: POST</text:p>
      <text:p text:style-name="Standard">Format:</text:p>
      <text:p text:style-name="Standard"/>
      <text:h text:style-name="Heading_20_3" text:outline-level="3">Hämta information om starttider</text:h>
      <text:p text:style-name="P7">URL: ?</text:p>
      <text:p text:style-name="P7">Metod: GET</text:p>
      <text:p text:style-name="P7">Parameter: <text:span text:style-name="T2">scheduleId</text:span></text:p>
      <text:p text:style-name="P7">Svar:</text:p>
      <text:h text:style-name="Heading_20_3" text:outline-level="3">Administrera tillgängliga tävlingar</text:h>
      <text:p text:style-name="Standard">URL: ?</text:p>
      <text:h text:style-name="Heading_20_3" text:outline-level="3"><text:soft-page-break/>Administrera vapengrupper</text:h>
      <text:p text:style-name="Standard">URL: ?</text:p>
      <text:h text:style-name="Heading_20_3" text:outline-level="3">Administrera klassindelning</text:h>
      <text:p text:style-name="Standard">URL: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56M45S</meta:editing-duration>
    <meta:editing-cycles>3</meta:editing-cycles>
    <meta:generator>OpenOffice/4.1.4$Win32 OpenOffice.org_project/414m5$Build-9788</meta:generator>
    <dc:date>2018-04-04T15:50:58.39</dc:date>
    <meta:document-statistic meta:table-count="0" meta:image-count="0" meta:object-count="0" meta:page-count="3" meta:paragraph-count="120" meta:word-count="442" meta:character-count="2922"/>
    <dc:creator>Patrik Manlig</dc:creator>
    <meta:user-defined meta:name="Info 1"/>
    <meta:user-defined meta:name="Info 2"/>
    <meta:user-defined meta:name="Info 3"/>
    <meta:user-defined meta:name="Info 4"/>
  </office:meta>
</office:document-meta>
</file>